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/>
      <text:p text:style-name="Preformatted_20_Text"/>
      <text:p text:style-name="Preformatted_20_Text">2)<text:span text:style-name="T3">some examples of visibilities of ideal sources ALA VLA summer school,</text:span><text:line-break/><text:span text:style-name="T3">and where the focus on the measurement equation is perhaps slighly under emphasized.</text:span></text:p>
      <text:p text:style-name="Preformatted_20_Text"/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a) Data analysis</text:p>
      <text:p text:style-name="Preformatted_20_Text">Measurement Equation: Appendix CASA guides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IUE vs Hubble</text:p>
      <text:p text:style-name="Preformatted_20_Text">HST data for arcturus</text:p>
      <text:p text:style-name="Preformatted_20_Text">Cool stars (needs some additional work)</text:p>
      <text:p text:style-name="Preformatted_20_Text">Possible use new analytical model from VLA paper</text:p>
      <text:p text:style-name="Preformatted_20_Text"><text:soft-page-break/></text:p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  <text:p text:style-name="Preformatted_20_Text">Derivation of analytical advection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5T15:55:25</dc:date>
    <dc:creator>Eamon </dc:creator>
    <meta:generator>LibreOffice/3.4$Unix LibreOffice_project/340m1$Build-402</meta:generator>
    <meta:editing-duration>PT8H9M24S</meta:editing-duration>
    <meta:editing-cycles>35</meta:editing-cycles>
    <meta:document-statistic meta:table-count="0" meta:image-count="0" meta:object-count="0" meta:page-count="2" meta:paragraph-count="60" meta:word-count="394" meta:character-count="2546" meta:non-whitespace-character-count="2202"/>
  </office:meta>
</office:document-meta>
</file>